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style:font-size-asian="16pt" style:font-size-complex="16pt"/>
    </style:style>
    <style:style style:name="P2" style:family="paragraph" style:parent-style-name="Standard">
      <style:paragraph-properties fo:margin-left="0in" fo:margin-right="0in" fo:margin-top="0in" fo:margin-bottom="0in" fo:widows="1" fo:text-indent="0in" style:auto-text-indent="false"/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P3" style:family="paragraph" style:parent-style-name="Standard">
      <style:paragraph-properties fo:margin-left="0in" fo:margin-right="0in" fo:margin-top="0in" fo:margin-bottom="0in" fo:widows="1" fo:text-indent="0in" style:auto-text-indent="false"/>
      <style:text-properties fo:font-variant="normal" fo:text-transform="none" fo:color="#222222" style:font-name="Times New Roman" fo:font-size="18pt" fo:letter-spacing="normal" fo:font-style="normal" fo:font-weight="normal" style:font-size-asian="18pt" style:font-size-complex="18pt"/>
    </style:style>
    <style:style style:name="P4" style:family="paragraph" style:parent-style-name="Standard">
      <style:paragraph-properties fo:margin-left="0in" fo:margin-right="0in" fo:margin-top="0in" fo:margin-bottom="0in" fo:widows="1" fo:text-indent="0in" style:auto-text-indent="false"/>
      <style:text-properties fo:font-variant="normal" fo:text-transform="none" fo:color="#222222" style:font-name="Times New Roman" fo:font-size="20pt" fo:letter-spacing="normal" fo:font-style="normal" fo:font-weight="normal" style:font-size-asian="20pt" style:font-size-complex="20pt"/>
    </style:style>
    <style:style style:name="P5" style:family="paragraph" style:parent-style-name="Text_20_body">
      <style:paragraph-properties fo:margin-left="0in" fo:margin-right="0in" fo:margin-top="0in" fo:margin-bottom="0in" fo:widows="1" fo:text-indent="0in" style:auto-text-indent="false"/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P6" style:family="paragraph" style:parent-style-name="Text_20_body">
      <style:paragraph-properties fo:margin-left="0in" fo:margin-right="0in" fo:margin-top="0in" fo:margin-bottom="0in" fo:widows="1" fo:text-indent="0in" style:auto-text-indent="false"/>
      <style:text-properties fo:font-variant="normal" fo:text-transform="none" fo:color="#800000" style:font-name="Times New Roman" fo:font-size="16pt" fo:letter-spacing="normal" fo:font-style="normal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color="#222222" fo:letter-spacing="normal" fo:font-style="normal" fo:font-weight="normal"/>
    </style:style>
    <style:style style:name="T2" style:family="text">
      <style:text-properties fo:color="#000000" style:text-underline-style="none" style:font-weight-asian="normal" style:font-weight-complex="normal"/>
    </style:style>
    <style:style style:name="T3" style:family="text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/></text:p>
      <text:p text:style-name="P6">CSCI 2824-3 Discrete Structures TU Th 12;30-1;45</text:p>
      <text:p text:style-name="P1"><text:span text:style-name="T1"/></text:p>
      <text:p text:style-name="P1">WRTG 3030 MO WE FR 10;00-10;50</text:p>
      <text:p text:style-name="P1">EBIO 3080-4 Evolutionary Biology MO WE FR 2;00-2;50</text:p>
      <text:p text:style-name="P1"><text:tab/><text:tab/> <text:s text:c="7"/>EVOBIO REC <text:s/>TH 9;30-11;20</text:p>
      <text:p text:style-name="P1"/>
      <text:p text:style-name="P5">CSCI 3155-4 Prin of Prog Langs <text:span text:style-name="T2">TU Th 12;30-1;45</text:span></text:p>
      <text:p text:style-name="P5"><text:tab/><text:tab/> <text:s text:c="4"/>REC WED 4;00-4;50</text:p>
      <text:p text:style-name="P2">CSCI-2820-3 Linear Algebra TU Th 5;00-6;15</text:p>
      <text:p text:style-name="P2"/>
      <text:p text:style-name="P3"><text:span text:style-name="T3">MO</text:span> </text:p>
      <text:p text:style-name="P2">WRTG 3030 10;00-10;50</text:p>
      <text:p text:style-name="P2">EBIO 3080-4 Evolutionary Biology 2;00-2;50</text:p>
      <text:p text:style-name="P2"/>
      <text:p text:style-name="P4">TU </text:p>
      <text:p text:style-name="P5">CSCI 3155-4 Prin of Prog Langs <text:span text:style-name="T2">12;30-1;45</text:span></text:p>
      <text:p text:style-name="P2"><text:span text:style-name="T2">CSCI-2820-3 Linear Algebra 5;00-6;15</text:span></text:p>
      <text:p text:style-name="P2"/>
      <text:p text:style-name="P4">WE</text:p>
      <text:p text:style-name="P2">WRTG 3030 10;00-10;50</text:p>
      <text:p text:style-name="P2">EBIO 3080-4 Evolutionary Biology 2;00-2;50</text:p>
      <text:p text:style-name="P5">PROG-LANGS REC 4;00-4;50</text:p>
      <text:p text:style-name="P2"/>
      <text:p text:style-name="P4">TH </text:p>
      <text:p text:style-name="P2">EVOBIO REC9;30-11;20</text:p>
      <text:p text:style-name="P5">CSCI 3155-4 Prin of Prog Langs <text:span text:style-name="T2">12;30-1;45</text:span></text:p>
      <text:p text:style-name="P2"><text:span text:style-name="T2">CSCI-2820-3 Linear Algebra 5;00-6;15</text:span></text:p>
      <text:p text:style-name="P2"/>
      <text:p text:style-name="P4">FR</text:p>
      <text:p text:style-name="P2">WRTG 3030 10;00-10;50</text:p>
      <text:p text:style-name="P2">EBIO 3080-4 Evolutionary Biology 2;00-2;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oj vasa</meta:initial-creator>
    <meta:creation-date>2015-04-05T13:12:48.91</meta:creation-date>
    <meta:document-statistic meta:table-count="0" meta:image-count="0" meta:object-count="0" meta:page-count="1" meta:paragraph-count="24" meta:word-count="99" meta:character-count="677"/>
    <dc:date>2015-04-05T14:33:47.82</dc:date>
    <dc:creator>manoj vasa</dc:creator>
    <meta:editing-duration>PT10M37S</meta:editing-duration>
    <meta:editing-cycles>1</meta:editing-cycles>
    <meta:generator>OpenOffice/4.1.1$Win32 OpenOffice.org_project/411m6$Build-9775</meta:generator>
  </office:meta>
</office:document-meta>
</file>